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56C9475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0213f3"/>
    </style:style>
    <style:style style:name="T1" style:family="text">
      <style:text-properties officeooo:rsid="00021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形1" text:anchor-type="paragraph" svg:x="0.794cm" svg:y="2.064cm" svg:width="17cm" svg:height="12.749cm" draw:z-index="0"><draw:image xlink:href="Pictures/10000000000004000000030056C94752.png" xlink:type="simple" xlink:show="embed" xlink:actuate="onLoad"/></draw:frame><text:span text:style-name="T1">1、更改本地语言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文泉驿点阵正黑2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d </meta:initial-creator>
    <meta:creation-date>2013-11-06T23:11:04</meta:creation-date>
    <dc:date>2013-11-06T23:12:39</dc:date>
    <dc:creator>chend </dc:creator>
    <meta:editing-duration>P0D</meta:editing-duration>
    <meta:editing-cycles>1</meta:editing-cycles>
    <meta:document-statistic meta:table-count="0" meta:image-count="1" meta:object-count="0" meta:page-count="1" meta:paragraph-count="1" meta:word-count="8" meta:character-count="8" meta:non-whitespace-character-count="8"/>
    <meta:generator>LibreOffice/3.6$Linux_X86_64 LibreOffice_project/360m1$Build-2</meta:generator>
  </office:meta>
</office:document-meta>
</file>